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ac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-2, -4, -48, 1, 8, -48, -8, -24, -1)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[1, 7, 0, 2, 5, 4, 6, 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-1, 48, -4, 2, 24, -4, -8, -48, 1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1, 4, 7, 6, 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-4, -1, 48, -8, -1, 48, 4, 48, -2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[1, 7, 0, 2, 5, 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8, 48, 2, 8, 24, -1, 4, 24, -1)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[1, 4, 7, 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-24, -2, 4, -48, 1, -4, 8, -48, 1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7, 0, 3, 5, 6, 2, 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-48, -4, -2, 24, 8, -1, -4, 48, 1)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1, 7, 0, 3, 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8, 24, -1, -4, 24, 1, 2, -4, -24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1, 4, 7, 8, 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-4, -48, 2, -4, -24, -1, 1, 24, 8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, 4, 0, 3, 2, 5, 7, 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8, -24, 2, -8, -48, 1, 4, -1, -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, 4, 0, 3, 2, 5, 7, 8, 6, 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-8, 48, -2, 8, 48, -1, -8, -48, -2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, 4, 7, 6, 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8, 24, -2, 8, -24, 2, -48, -1, 8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1, 4, 3, 0, 2, 5, 7, 8, 6, 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-8, 24, -2, -4, 24, 2, -48, 4, -2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, 4, 7, 8, 6, 9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06:04.019714104</meta:creation-date>
    <dc:date>2020-01-24T22:32:39.056705388</dc:date>
    <meta:editing-duration>PT36M47S</meta:editing-duration>
    <meta:editing-cycles>2</meta:editing-cycles>
    <meta:generator>LibreOffice/6.0.7.3$Linux_X86_64 LibreOffice_project/00m0$Build-3</meta:generator>
    <meta:document-statistic meta:table-count="1" meta:cell-count="52" meta:object-count="0"/>
  </office:meta>
</office:document-meta>
</file>